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" manifest:full-path="Object 1/Pictures/2000000D000000DD000000DD3F0040E4.svm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70 cm</text:p>
          </table:table-cell>
          <table:table-cell office:value-type="string">
            <text:p>Scale(/12)</text:p>
          </table:table-cell>
          <table:table-cell>
            <draw:frame table:end-cell-address="Sheet1.O32" table:end-x="0.892cm" table:end-y="0.349cm" draw:z-index="0" draw:style-name="gr1" draw:text-style-name="P1" svg:width="27.209cm" svg:height="13.044cm" svg:x="0.78cm" svg:y="0.402cm">
              <draw:object draw:notify-on-update-of-ranges="Sheet1.B7:Sheet1.B26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hird: 54, 12</text:p>
          </table:table-cell>
          <table:table-cell table:formula="of:=[.A5]/12" office:value-type="float" office:value="0">
            <text:p>#VALUE!</text:p>
          </table:table-cell>
          <table:table-cell/>
        </table:table-row>
        <table:table-row table:style-name="ro1">
          <table:table-cell office:value-type="string">
            <text:p>Third: 304, 12</text:p>
          </table:table-cell>
          <table:table-cell table:formula="of:=[.A6]/12" office:value-type="float" office:value="0">
            <text:p>#VALUE!</text:p>
          </table:table-cell>
          <table:table-cell/>
        </table:table-row>
        <table:table-row table:style-name="ro1">
          <table:table-cell office:value-type="float" office:value="672">
            <text:p>672</text:p>
          </table:table-cell>
          <table:table-cell table:formula="of:=[.A7]/12"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8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36">
            <text:p>636</text:p>
          </table:table-cell>
          <table:table-cell table:formula="of:=[.A9]/12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10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12">
            <text:p>612</text:p>
          </table:table-cell>
          <table:table-cell table:formula="of:=[.A11]/12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12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36">
            <text:p>636</text:p>
          </table:table-cell>
          <table:table-cell table:formula="of:=[.A13]/12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14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24">
            <text:p>624</text:p>
          </table:table-cell>
          <table:table-cell table:formula="of:=[.A15]/12"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16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table:formula="of:=[.A17]/12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18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24">
            <text:p>624</text:p>
          </table:table-cell>
          <table:table-cell table:formula="of:=[.A19]/12"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20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12">
            <text:p>612</text:p>
          </table:table-cell>
          <table:table-cell table:formula="of:=[.A21]/12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3672">
            <text:p>3672</text:p>
          </table:table-cell>
          <table:table-cell table:formula="of:=[.A22]/12"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table:formula="of:=[.A23]/12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24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table:formula="of:=[.A25]/12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26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24">
            <text:p>624</text:p>
          </table:table-cell>
          <table:table-cell table:formula="of:=[.A27]/12"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3672">
            <text:p>3672</text:p>
          </table:table-cell>
          <table:table-cell table:formula="of:=[.A28]/12"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table:formula="of:=[.A29]/12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30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588">
            <text:p>588</text:p>
          </table:table-cell>
          <table:table-cell table:formula="of:=[.A31]/12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32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table:formula="of:=[.A33]/12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3648">
            <text:p>3648</text:p>
          </table:table-cell>
          <table:table-cell table:formula="of:=[.A34]/12"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612">
            <text:p>612</text:p>
          </table:table-cell>
          <table:table-cell table:formula="of:=[.A35]/12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36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24">
            <text:p>624</text:p>
          </table:table-cell>
          <table:table-cell table:formula="of:=[.A37]/12"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38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588">
            <text:p>588</text:p>
          </table:table-cell>
          <table:table-cell table:formula="of:=[.A39]/12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40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588">
            <text:p>588</text:p>
          </table:table-cell>
          <table:table-cell table:formula="of:=[.A41]/12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3684">
            <text:p>3684</text:p>
          </table:table-cell>
          <table:table-cell table:formula="of:=[.A42]/12"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624">
            <text:p>624</text:p>
          </table:table-cell>
          <table:table-cell table:formula="of:=[.A43]/12"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3648">
            <text:p>3648</text:p>
          </table:table-cell>
          <table:table-cell table:formula="of:=[.A44]/12"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612">
            <text:p>612</text:p>
          </table:table-cell>
          <table:table-cell table:formula="of:=[.A45]/12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3672">
            <text:p>3672</text:p>
          </table:table-cell>
          <table:table-cell table:formula="of:=[.A46]/12"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table:formula="of:=[.A47]/12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48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588">
            <text:p>588</text:p>
          </table:table-cell>
          <table:table-cell table:formula="of:=[.A49]/12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50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12">
            <text:p>612</text:p>
          </table:table-cell>
          <table:table-cell table:formula="of:=[.A51]/12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52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table:formula="of:=[.A53]/12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3672">
            <text:p>3672</text:p>
          </table:table-cell>
          <table:table-cell table:formula="of:=[.A54]/12"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624">
            <text:p>624</text:p>
          </table:table-cell>
          <table:table-cell table:formula="of:=[.A55]/12"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3648">
            <text:p>3648</text:p>
          </table:table-cell>
          <table:table-cell table:formula="of:=[.A56]/12"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588">
            <text:p>588</text:p>
          </table:table-cell>
          <table:table-cell table:formula="of:=[.A57]/12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3648">
            <text:p>3648</text:p>
          </table:table-cell>
          <table:table-cell table:formula="of:=[.A58]/12"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table:formula="of:=[.A59]/12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3672">
            <text:p>3672</text:p>
          </table:table-cell>
          <table:table-cell table:formula="of:=[.A60]/12"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624">
            <text:p>624</text:p>
          </table:table-cell>
          <table:table-cell table:formula="of:=[.A61]/12"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3648">
            <text:p>3648</text:p>
          </table:table-cell>
          <table:table-cell table:formula="of:=[.A62]/12"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table:formula="of:=[.A63]/12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64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table:formula="of:=[.A65]/12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66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table:formula="of:=[.A67]/12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68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table:formula="of:=[.A69]/12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3672">
            <text:p>3672</text:p>
          </table:table-cell>
          <table:table-cell table:formula="of:=[.A70]/12"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612">
            <text:p>612</text:p>
          </table:table-cell>
          <table:table-cell table:formula="of:=[.A71]/12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72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24">
            <text:p>624</text:p>
          </table:table-cell>
          <table:table-cell table:formula="of:=[.A73]/12"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3648">
            <text:p>3648</text:p>
          </table:table-cell>
          <table:table-cell table:formula="of:=[.A74]/12"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table:formula="of:=[.A75]/12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3684">
            <text:p>3684</text:p>
          </table:table-cell>
          <table:table-cell table:formula="of:=[.A76]/12"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table:formula="of:=[.A77]/12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3684">
            <text:p>3684</text:p>
          </table:table-cell>
          <table:table-cell table:formula="of:=[.A78]/12"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636">
            <text:p>636</text:p>
          </table:table-cell>
          <table:table-cell table:formula="of:=[.A79]/12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3648">
            <text:p>3648</text:p>
          </table:table-cell>
          <table:table-cell table:formula="of:=[.A80]/12"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636">
            <text:p>636</text:p>
          </table:table-cell>
          <table:table-cell table:formula="of:=[.A81]/12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3648">
            <text:p>3648</text:p>
          </table:table-cell>
          <table:table-cell table:formula="of:=[.A82]/12"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624">
            <text:p>624</text:p>
          </table:table-cell>
          <table:table-cell table:formula="of:=[.A83]/12"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3672">
            <text:p>3672</text:p>
          </table:table-cell>
          <table:table-cell table:formula="of:=[.A84]/12"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table:formula="of:=[.A85]/12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3672">
            <text:p>3672</text:p>
          </table:table-cell>
          <table:table-cell table:formula="of:=[.A86]/12"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table:formula="of:=[.A87]/12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3684">
            <text:p>3684</text:p>
          </table:table-cell>
          <table:table-cell table:formula="of:=[.A88]/12"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table:formula="of:=[.A89]/12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90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12">
            <text:p>612</text:p>
          </table:table-cell>
          <table:table-cell table:formula="of:=[.A91]/12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3672">
            <text:p>3672</text:p>
          </table:table-cell>
          <table:table-cell table:formula="of:=[.A92]/12"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table:formula="of:=[.A93]/12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94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24">
            <text:p>624</text:p>
          </table:table-cell>
          <table:table-cell table:formula="of:=[.A95]/12"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3684">
            <text:p>3684</text:p>
          </table:table-cell>
          <table:table-cell table:formula="of:=[.A96]/12"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612">
            <text:p>612</text:p>
          </table:table-cell>
          <table:table-cell table:formula="of:=[.A97]/12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98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12">
            <text:p>612</text:p>
          </table:table-cell>
          <table:table-cell table:formula="of:=[.A99]/12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100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table:formula="of:=[.A101]/12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102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table:formula="of:=[.A103]/12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104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588">
            <text:p>588</text:p>
          </table:table-cell>
          <table:table-cell table:formula="of:=[.A105]/12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106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24">
            <text:p>624</text:p>
          </table:table-cell>
          <table:table-cell table:formula="of:=[.A107]/12"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108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12">
            <text:p>612</text:p>
          </table:table-cell>
          <table:table-cell table:formula="of:=[.A109]/12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3648">
            <text:p>3648</text:p>
          </table:table-cell>
          <table:table-cell table:formula="of:=[.A110]/12"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624">
            <text:p>624</text:p>
          </table:table-cell>
          <table:table-cell table:formula="of:=[.A111]/12"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112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36">
            <text:p>636</text:p>
          </table:table-cell>
          <table:table-cell table:formula="of:=[.A113]/12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114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table:formula="of:=[.A115]/12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3684">
            <text:p>3684</text:p>
          </table:table-cell>
          <table:table-cell table:formula="of:=[.A116]/12"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636">
            <text:p>636</text:p>
          </table:table-cell>
          <table:table-cell table:formula="of:=[.A117]/12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3672">
            <text:p>3672</text:p>
          </table:table-cell>
          <table:table-cell table:formula="of:=[.A118]/12"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table:formula="of:=[.A119]/12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3672">
            <text:p>3672</text:p>
          </table:table-cell>
          <table:table-cell table:formula="of:=[.A120]/12"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588">
            <text:p>588</text:p>
          </table:table-cell>
          <table:table-cell table:formula="of:=[.A121]/12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122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588">
            <text:p>588</text:p>
          </table:table-cell>
          <table:table-cell table:formula="of:=[.A123]/12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124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table:formula="of:=[.A125]/12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126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24">
            <text:p>624</text:p>
          </table:table-cell>
          <table:table-cell table:formula="of:=[.A127]/12"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3684">
            <text:p>3684</text:p>
          </table:table-cell>
          <table:table-cell table:formula="of:=[.A128]/12"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612">
            <text:p>612</text:p>
          </table:table-cell>
          <table:table-cell table:formula="of:=[.A129]/12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130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588">
            <text:p>588</text:p>
          </table:table-cell>
          <table:table-cell table:formula="of:=[.A131]/12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132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24">
            <text:p>624</text:p>
          </table:table-cell>
          <table:table-cell table:formula="of:=[.A133]/12"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134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24">
            <text:p>624</text:p>
          </table:table-cell>
          <table:table-cell table:formula="of:=[.A135]/12"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3684">
            <text:p>3684</text:p>
          </table:table-cell>
          <table:table-cell table:formula="of:=[.A136]/12"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624">
            <text:p>624</text:p>
          </table:table-cell>
          <table:table-cell table:formula="of:=[.A137]/12"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138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24">
            <text:p>624</text:p>
          </table:table-cell>
          <table:table-cell table:formula="of:=[.A139]/12"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3672">
            <text:p>3672</text:p>
          </table:table-cell>
          <table:table-cell table:formula="of:=[.A140]/12"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table:formula="of:=[.A141]/12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3684">
            <text:p>3684</text:p>
          </table:table-cell>
          <table:table-cell table:formula="of:=[.A142]/12"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table:formula="of:=[.A143]/12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144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12">
            <text:p>612</text:p>
          </table:table-cell>
          <table:table-cell table:formula="of:=[.A145]/12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3672">
            <text:p>3672</text:p>
          </table:table-cell>
          <table:table-cell table:formula="of:=[.A146]/12"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624">
            <text:p>624</text:p>
          </table:table-cell>
          <table:table-cell table:formula="of:=[.A147]/12"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148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12">
            <text:p>612</text:p>
          </table:table-cell>
          <table:table-cell table:formula="of:=[.A149]/12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3684">
            <text:p>3684</text:p>
          </table:table-cell>
          <table:table-cell table:formula="of:=[.A150]/12"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table:formula="of:=[.A151]/12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152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588">
            <text:p>588</text:p>
          </table:table-cell>
          <table:table-cell table:formula="of:=[.A153]/12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154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table:formula="of:=[.A155]/12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156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12">
            <text:p>612</text:p>
          </table:table-cell>
          <table:table-cell table:formula="of:=[.A157]/12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3684">
            <text:p>3684</text:p>
          </table:table-cell>
          <table:table-cell table:formula="of:=[.A158]/12"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612">
            <text:p>612</text:p>
          </table:table-cell>
          <table:table-cell table:formula="of:=[.A159]/12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3648">
            <text:p>3648</text:p>
          </table:table-cell>
          <table:table-cell table:formula="of:=[.A160]/12"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624">
            <text:p>624</text:p>
          </table:table-cell>
          <table:table-cell table:formula="of:=[.A161]/12"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162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12">
            <text:p>612</text:p>
          </table:table-cell>
          <table:table-cell table:formula="of:=[.A163]/12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164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table:formula="of:=[.A165]/12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166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table:formula="of:=[.A167]/12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168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588">
            <text:p>588</text:p>
          </table:table-cell>
          <table:table-cell table:formula="of:=[.A169]/12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3648">
            <text:p>3648</text:p>
          </table:table-cell>
          <table:table-cell table:formula="of:=[.A170]/12"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table:formula="of:=[.A171]/12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3672">
            <text:p>3672</text:p>
          </table:table-cell>
          <table:table-cell table:formula="of:=[.A172]/12"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table:formula="of:=[.A173]/12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174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588">
            <text:p>588</text:p>
          </table:table-cell>
          <table:table-cell table:formula="of:=[.A175]/12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3684">
            <text:p>3684</text:p>
          </table:table-cell>
          <table:table-cell table:formula="of:=[.A176]/12"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612">
            <text:p>612</text:p>
          </table:table-cell>
          <table:table-cell table:formula="of:=[.A177]/12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178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36">
            <text:p>636</text:p>
          </table:table-cell>
          <table:table-cell table:formula="of:=[.A179]/12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180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588">
            <text:p>588</text:p>
          </table:table-cell>
          <table:table-cell table:formula="of:=[.A181]/12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3648">
            <text:p>3648</text:p>
          </table:table-cell>
          <table:table-cell table:formula="of:=[.A182]/12"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612">
            <text:p>612</text:p>
          </table:table-cell>
          <table:table-cell table:formula="of:=[.A183]/12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3648">
            <text:p>3648</text:p>
          </table:table-cell>
          <table:table-cell table:formula="of:=[.A184]/12"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612">
            <text:p>612</text:p>
          </table:table-cell>
          <table:table-cell table:formula="of:=[.A185]/12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3672">
            <text:p>3672</text:p>
          </table:table-cell>
          <table:table-cell table:formula="of:=[.A186]/12"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table:formula="of:=[.A187]/12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188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table:formula="of:=[.A189]/12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190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table:formula="of:=[.A191]/12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3684">
            <text:p>3684</text:p>
          </table:table-cell>
          <table:table-cell table:formula="of:=[.A192]/12"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612">
            <text:p>612</text:p>
          </table:table-cell>
          <table:table-cell table:formula="of:=[.A193]/12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3672">
            <text:p>3672</text:p>
          </table:table-cell>
          <table:table-cell table:formula="of:=[.A194]/12"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table:formula="of:=[.A195]/12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3672">
            <text:p>3672</text:p>
          </table:table-cell>
          <table:table-cell table:formula="of:=[.A196]/12"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624">
            <text:p>624</text:p>
          </table:table-cell>
          <table:table-cell table:formula="of:=[.A197]/12"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3684">
            <text:p>3684</text:p>
          </table:table-cell>
          <table:table-cell table:formula="of:=[.A198]/12"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612">
            <text:p>612</text:p>
          </table:table-cell>
          <table:table-cell table:formula="of:=[.A199]/12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200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588">
            <text:p>588</text:p>
          </table:table-cell>
          <table:table-cell table:formula="of:=[.A201]/12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202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12">
            <text:p>612</text:p>
          </table:table-cell>
          <table:table-cell table:formula="of:=[.A203]/12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204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12">
            <text:p>612</text:p>
          </table:table-cell>
          <table:table-cell table:formula="of:=[.A205]/12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3672">
            <text:p>3672</text:p>
          </table:table-cell>
          <table:table-cell table:formula="of:=[.A206]/12"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588">
            <text:p>588</text:p>
          </table:table-cell>
          <table:table-cell table:formula="of:=[.A207]/12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3684">
            <text:p>3684</text:p>
          </table:table-cell>
          <table:table-cell table:formula="of:=[.A208]/12"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table:formula="of:=[.A209]/12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210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24">
            <text:p>624</text:p>
          </table:table-cell>
          <table:table-cell table:formula="of:=[.A211]/12"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212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table:formula="of:=[.A213]/12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214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table:formula="of:=[.A215]/12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3672">
            <text:p>3672</text:p>
          </table:table-cell>
          <table:table-cell table:formula="of:=[.A216]/12"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624">
            <text:p>624</text:p>
          </table:table-cell>
          <table:table-cell table:formula="of:=[.A217]/12"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218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12">
            <text:p>612</text:p>
          </table:table-cell>
          <table:table-cell table:formula="of:=[.A219]/12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3684">
            <text:p>3684</text:p>
          </table:table-cell>
          <table:table-cell table:formula="of:=[.A220]/12"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588">
            <text:p>588</text:p>
          </table:table-cell>
          <table:table-cell table:formula="of:=[.A221]/12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222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588">
            <text:p>588</text:p>
          </table:table-cell>
          <table:table-cell table:formula="of:=[.A223]/12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3648">
            <text:p>3648</text:p>
          </table:table-cell>
          <table:table-cell table:formula="of:=[.A224]/12"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624">
            <text:p>624</text:p>
          </table:table-cell>
          <table:table-cell table:formula="of:=[.A225]/12"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3696">
            <text:p>3696</text:p>
          </table:table-cell>
          <table:table-cell table:formula="of:=[.A226]/12"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612">
            <text:p>612</text:p>
          </table:table-cell>
          <table:table-cell table:formula="of:=[.A227]/12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3648">
            <text:p>3648</text:p>
          </table:table-cell>
          <table:table-cell table:formula="of:=[.A228]/12"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588">
            <text:p>588</text:p>
          </table:table-cell>
          <table:table-cell table:formula="of:=[.A229]/12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230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table:formula="of:=[.A231]/12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3684">
            <text:p>3684</text:p>
          </table:table-cell>
          <table:table-cell table:formula="of:=[.A232]/12"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table:formula="of:=[.A233]/12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3672">
            <text:p>3672</text:p>
          </table:table-cell>
          <table:table-cell table:formula="of:=[.A234]/12"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636">
            <text:p>636</text:p>
          </table:table-cell>
          <table:table-cell table:formula="of:=[.A235]/12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236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12">
            <text:p>612</text:p>
          </table:table-cell>
          <table:table-cell table:formula="of:=[.A237]/12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238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table:formula="of:=[.A239]/12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3648">
            <text:p>3648</text:p>
          </table:table-cell>
          <table:table-cell table:formula="of:=[.A240]/12"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588">
            <text:p>588</text:p>
          </table:table-cell>
          <table:table-cell table:formula="of:=[.A241]/12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242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table:formula="of:=[.A243]/12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3672">
            <text:p>3672</text:p>
          </table:table-cell>
          <table:table-cell table:formula="of:=[.A244]/12"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table:formula="of:=[.A245]/12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3648">
            <text:p>3648</text:p>
          </table:table-cell>
          <table:table-cell table:formula="of:=[.A246]/12"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588">
            <text:p>588</text:p>
          </table:table-cell>
          <table:table-cell table:formula="of:=[.A247]/12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248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12">
            <text:p>612</text:p>
          </table:table-cell>
          <table:table-cell table:formula="of:=[.A249]/12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250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588">
            <text:p>588</text:p>
          </table:table-cell>
          <table:table-cell table:formula="of:=[.A251]/12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252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576">
            <text:p>576</text:p>
          </table:table-cell>
          <table:table-cell table:formula="of:=[.A253]/12"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254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576">
            <text:p>576</text:p>
          </table:table-cell>
          <table:table-cell table:formula="of:=[.A255]/12"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256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576">
            <text:p>576</text:p>
          </table:table-cell>
          <table:table-cell table:formula="of:=[.A257]/12"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3672">
            <text:p>3672</text:p>
          </table:table-cell>
          <table:table-cell table:formula="of:=[.A258]/12"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table:formula="of:=[.A259]/12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3660">
            <text:p>3660</text:p>
          </table:table-cell>
          <table:table-cell table:formula="of:=[.A260]/12"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576">
            <text:p>576</text:p>
          </table:table-cell>
          <table:table-cell table:formula="of:=[.A261]/12"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3672">
            <text:p>3672</text:p>
          </table:table-cell>
          <table:table-cell table:formula="of:=[.A262]/12"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576">
            <text:p>576</text:p>
          </table:table-cell>
          <table:table-cell table:formula="of:=[.A263]/12" office:value-type="float" office:value="48">
            <text:p>48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a" fo:country="DK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0">10-10-2013</text:date>, <text:time>10:35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smus Bækgaard</meta:initial-creator>
    <meta:creation-date>2013-10-08T15:00:59.01</meta:creation-date>
    <dc:date>2013-10-10T10:35:02.19</dc:date>
    <dc:creator>Rasmus Bækgaard</dc:creator>
    <meta:editing-duration>PT44M20S</meta:editing-duration>
    <meta:editing-cycles>2</meta:editing-cycles>
    <meta:generator>OpenOffice/4.0.0$Win32 OpenOffice.org_project/400m3$Build-9702</meta:generator>
    <meta:document-statistic meta:table-count="3" meta:cell-count="5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D000000DD000000DD3F0040E4.svm" xlink:type="simple" xlink:actuate="onLoad"/>
      </style:chart-properties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cm" chart:symbol-height="0.1cm">
        <chart:symbol-image xlink:href="Pictures/2000000D000000DD000000DD3F0040E4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21cm" svg:height="13.045cm" xlink:href=".." xlink:type="simple" chart:class="chart:scatter" chart:style-name="ch1">
        <chart:title svg:x="12.027cm" svg:y="0.396cm" chart:style-name="ch2">
          <text:p>70 cm measure</text:p>
        </chart:title>
        <chart:legend chart:legend-position="end" svg:x="24.947cm" svg:y="6.21cm" style:legend-expansion="high" chart:style-name="ch3"/>
        <chart:plot-area chart:style-name="ch4" table:cell-range-address="Sheet1.B7:Sheet1.B263" svg:x="0.994cm" svg:y="1.955cm" svg:width="22.865cm" svg:height="10.41cm">
          <chartooo:coordinate-region svg:x="1.801cm" svg:y="2.167cm" svg:width="21.778cm" svg:height="9.52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7:Sheet1.B263" chart:class="chart:scatter">
            <chart:data-point chart:repeated="25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6">
                <text:p>56</text:p>
                <draw:g>
                  <svg:desc>Sheet1.B7:Sheet1.B2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